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198in"/>
      <style:text-properties fo:color="#cccccc" loext:opacity="100%" style:font-name="Droid Sans Mono" fo:font-size="10.5pt" fo:font-weight="normal" fo:background-color="#1f1f1f"/>
    </style:style>
    <style:style style:name="P2" style:family="paragraph" style:parent-style-name="Standard">
      <style:paragraph-properties style:line-height-at-least="0.198in"/>
    </style:style>
    <style:style style:name="P3" style:family="paragraph" style:parent-style-name="Standard">
      <style:text-properties officeooo:rsid="00096682" officeooo:paragraph-rsid="00096682"/>
    </style:style>
    <style:style style:name="P4" style:family="paragraph" style:parent-style-name="Standard">
      <style:text-properties officeooo:paragraph-rsid="00096682"/>
    </style:style>
    <style:style style:name="P5" style:family="paragraph" style:parent-style-name="Standard">
      <style:text-properties officeooo:paragraph-rsid="000a6991"/>
    </style:style>
    <style:style style:name="P6" style:family="paragraph" style:parent-style-name="Standard">
      <style:text-properties officeooo:rsid="000b4bef" officeooo:paragraph-rsid="000b4bef"/>
    </style:style>
    <style:style style:name="P7" style:family="paragraph" style:parent-style-name="Standard">
      <style:text-properties officeooo:rsid="000c8460" officeooo:paragraph-rsid="000c8460"/>
    </style:style>
    <style:style style:name="P8" style:family="paragraph" style:parent-style-name="Text_20_body">
      <style:text-properties officeooo:paragraph-rsid="00131051"/>
    </style:style>
    <style:style style:name="P9" style:family="paragraph" style:parent-style-name="Text_20_body">
      <style:text-properties officeooo:rsid="001354a8" officeooo:paragraph-rsid="001354a8"/>
    </style:style>
    <style:style style:name="P10" style:family="paragraph" style:parent-style-name="Text_20_body">
      <style:text-properties officeooo:rsid="0013db99" officeooo:paragraph-rsid="0013db99"/>
    </style:style>
    <style:style style:name="P11" style:family="paragraph" style:parent-style-name="Text_20_body">
      <style:text-properties officeooo:rsid="00131051" officeooo:paragraph-rsid="00131051" fo:background-color="#ffff00"/>
    </style:style>
    <style:style style:name="P12" style:family="paragraph" style:parent-style-name="Text_20_body">
      <style:text-properties officeooo:rsid="0013db99" officeooo:paragraph-rsid="0013db99" fo:background-color="#ffff00"/>
    </style:style>
    <style:style style:name="P13" style:family="paragraph" style:parent-style-name="Heading_20_1">
      <style:text-properties officeooo:rsid="00131051" officeooo:paragraph-rsid="00131051"/>
    </style:style>
    <style:style style:name="T1" style:family="text">
      <style:text-properties fo:color="#9cdcfe" loext:opacity="100%"/>
    </style:style>
    <style:style style:name="T2" style:family="text">
      <style:text-properties fo:color="#d4d4d4" loext:opacity="100%"/>
    </style:style>
    <style:style style:name="T3" style:family="text">
      <style:text-properties fo:color="#ce9178" loext:opacity="100%"/>
    </style:style>
    <style:style style:name="T4" style:family="text">
      <style:text-properties officeooo:rsid="00096682"/>
    </style:style>
    <style:style style:name="T5" style:family="text">
      <style:text-properties officeooo:rsid="000a6991"/>
    </style:style>
    <style:style style:name="T6" style:family="text">
      <style:text-properties officeooo:rsid="000b4bef"/>
    </style:style>
    <style:style style:name="T7" style:family="text">
      <style:text-properties officeooo:rsid="000d0e03"/>
    </style:style>
    <style:style style:name="T8" style:family="text">
      <style:text-properties officeooo:rsid="00131051"/>
    </style:style>
    <style:style style:name="T9" style:family="text">
      <style:text-properties officeooo:rsid="001354a8"/>
    </style:style>
    <style:style style:name="T10" style:family="text">
      <style:text-properties officeooo:rsid="0015f3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rom collections import deque</text:p>
      <text:p text:style-name="Standard">import requests</text:p>
      <text:p text:style-name="Standard"/>
      <text:p text:style-name="Standard">def bfs(start, end):</text:p>
      <text:p text:style-name="Standard"><text:s text:c="4"/>queue = deque([(start, [start])])</text:p>
      <text:p text:style-name="Standard"><text:s text:c="4"/>while queue:</text:p>
      <text:p text:style-name="Standard"><text:s text:c="8"/>node, path = queue.popleft()</text:p>
      <text:p text:style-name="Standard"><text:s text:c="8"/>response = requests.get(f"http://127.0.0.1:8084/c/en/{node}?limit=1000")</text:p>
      <text:p text:style-name="Standard"><text:s text:c="8"/>data = response.json()</text:p>
      <text:p text:style-name="Standard"><text:s text:c="8"/>for edge in data["edges"]:</text:p>
      <text:p text:style-name="Standard"><text:s text:c="12"/>next_node = edge["end"]["label"]</text:p>
      <text:p text:style-name="Standard"><text:s text:c="12"/>if next_node == end:</text:p>
      <text:p text:style-name="Standard"><text:s text:c="16"/>return path + [next_node]</text:p>
      <text:p text:style-name="Standard"><text:s text:c="12"/>else:</text:p>
      <text:p text:style-name="Standard"><text:s text:c="16"/>queue.append((next_node, path + [next_node]))</text:p>
      <text:p text:style-name="Standard"><text:s text:c="4"/>return None</text:p>
      <text:p text:style-name="Standard"/>
      <text:p text:style-name="Standard">objects = ["spoon", "shoes", "teddy_bear"]</text:p>
      <text:p text:style-name="Standard">rooms = ["kitchen", "living_room", "dining_room"]</text:p>
      <text:p text:style-name="Standard"/>
      <text:p text:style-name="Standard">for obj in objects:</text:p>
      <text:p text:style-name="Standard"><text:s text:c="4"/>for room in rooms:</text:p>
      <text:p text:style-name="Standard"><text:s text:c="8"/>path = bfs(obj, room)</text:p>
      <text:p text:style-name="Standard"><text:s text:c="8"/>if path:</text:p>
      <text:p text:style-name="Standard"><text:s text:c="12"/>print(f"Found a path from {obj} to {room}: {' -&gt; '.join(path)}")</text:p>
      <text:p text:style-name="Standard"/>
      <text:p text:style-name="Standard">Modify the code above to meet the requirements below.</text:p>
      <text:p text:style-name="Standard"/>
      <text:p text:style-name="Standard">Record <text:s/>paths coming from Locations to Objects. See the relevant locations and objects below.</text:p>
      <text:p text:style-name="Standard"/>
      <text:p text:style-name="P4"><text:span text:style-name="T4">You </text:span>can modify <text:span text:style-name="T4">locations</text:span> and objects to use whatever data structure is most convenient. </text:p>
      <text:p text:style-name="Standard"/>
      <text:p text:style-name="P1"><text:span text:style-name="T1">objects</text:span> <text:span text:style-name="T2">=</text:span> [<text:span text:style-name="T3">'apple'</text:span>, <text:span text:style-name="T3">'orange'</text:span>, <text:span text:style-name="T3">'peach'</text:span>, <text:span text:style-name="T3">'strawberry'</text:span>, <text:span text:style-name="T3">'grape'</text:span>, <text:span text:style-name="T3">'pear'</text:span>, <text:span text:style-name="T3">'lemon'</text:span>, <text:span text:style-name="T3">'banana'</text:span>,</text:p>
      <text:p text:style-name="P1"><text:span text:style-name="T3">'bottle'</text:span>, <text:span text:style-name="T3">'beer'</text:span>, <text:span text:style-name="T3">'juice'</text:span>, <text:span text:style-name="T3">'wine'</text:span>,</text:p>
      <text:p text:style-name="P1"><text:span text:style-name="T3">'carrot'</text:span>, <text:span text:style-name="T3">'bell_pepper'</text:span>, <text:span text:style-name="T3">'cucumber'</text:span>, <text:span text:style-name="T3">'broccoli'</text:span>, <text:span text:style-name="T3">'asparagus'</text:span>, <text:span text:style-name="T3">'zucchini'</text:span>, <text:span text:style-name="T3">'radish'</text:span>, <text:span text:style-name="T3">'artichoke'</text:span>, <text:span text:style-name="T3">'mushroom'</text:span>, <text:span text:style-name="T3">'potato'</text:span>,</text:p>
      <text:p text:style-name="P1"><text:span text:style-name="T3">'pretzel'</text:span>, <text:span text:style-name="T3">'popcorn'</text:span>, <text:span text:style-name="T3">'muffin'</text:span>, <text:span text:style-name="T3">'cheese'</text:span>, <text:span text:style-name="T3">'cake'</text:span>, <text:span text:style-name="T3">'cookie'</text:span>, <text:span text:style-name="T3">'pastry'</text:span>, <text:span text:style-name="T3">'doughnut'</text:span>,</text:p>
      <text:p text:style-name="P1"><text:span text:style-name="T3">'pen'</text:span>, <text:span text:style-name="T3">'adhesive_tape'</text:span>, <text:span text:style-name="T3">'pencil_case'</text:span>, <text:span text:style-name="T3">'stapler'</text:span>, <text:span text:style-name="T3">'scissors'</text:span>, <text:span text:style-name="T3">'ruler'</text:span>,</text:p>
      <text:p text:style-name="P1"><text:span text:style-name="T3">'ball'</text:span>, <text:span text:style-name="T3">'balloon'</text:span>, <text:span text:style-name="T3">'dice'</text:span>, <text:span text:style-name="T3">'flying_disc'</text:span>, <text:span text:style-name="T3">'teddy_bear'</text:span>,</text:p>
      <text:p text:style-name="P1"><text:span text:style-name="T3">'platter'</text:span>, <text:span text:style-name="T3">'bowl'</text:span>, <text:span text:style-name="T3">'knife'</text:span>, <text:span text:style-name="T3">'spoon'</text:span>, <text:span text:style-name="T3">'saucer'</text:span>, <text:span text:style-name="T3">'chopsticks'</text:span>, <text:span text:style-name="T3">'drinking_straw'</text:span>, <text:span text:style-name="T3">'mug'</text:span>,</text:p>
      <text:p text:style-name="P1"><text:span text:style-name="T3">'glove'</text:span>, <text:span text:style-name="T3">'belt'</text:span>, <text:span text:style-name="T3">'sock'</text:span>, <text:span text:style-name="T3">'tie'</text:span>, <text:span text:style-name="T3">'watch'</text:span>, <text:span text:style-name="T3">'computer_mouse'</text:span>, <text:span text:style-name="T3">'coin'</text:span>, <text:span text:style-name="T3">'calculator'</text:span>, <text:span text:style-name="T3">'box'</text:span>, <text:span text:style-name="T3">'boot'</text:span>, <text:span text:style-name="T3">'towel'</text:span>, <text:span text:style-name="T3">'shorts'</text:span>, <text:span text:style-name="T3">'swimwear'</text:span>,</text:p>
      <text:p text:style-name="P1"><text:span text:style-name="T3">'shirt'</text:span>, <text:span text:style-name="T3">'clock'</text:span>, <text:span text:style-name="T3">'hat'</text:span>, <text:span text:style-name="T3">'scarf'</text:span>, <text:span text:style-name="T3">'roller_skates'</text:span>, <text:span text:style-name="T3">'skirt'</text:span>, <text:span text:style-name="T3">'mobile_phone'</text:span>,</text:p>
      <text:p text:style-name="P1"><text:span text:style-name="T3">'plastic_bag'</text:span>, <text:span text:style-name="T3">'high_heels'</text:span>, <text:span text:style-name="T3">'handbag'</text:span>, <text:span text:style-name="T3">'clothing'</text:span>, <text:span text:style-name="T3">'oyster'</text:span>, <text:span text:style-name="T3">'tablet_computer'</text:span>, <text:span text:style-name="T3">'book'</text:span>, <text:span text:style-name="T3">'flower'</text:span>, <text:span text:style-name="T3">'candle'</text:span>, <text:span text:style-name="T3">'camera'</text:span>, <text:span text:style-name="T3">'remote_control'</text:span>]</text:p>
      <text:p text:style-name="P2"/>
      <text:p text:style-name="P1"><text:span text:style-name="T1">locations</text:span> <text:span text:style-name="T2">=</text:span> [<text:span text:style-name="T3">"kitchen"</text:span>, <text:span text:style-name="T3">"office"</text:span>, <text:span text:style-name="T3">"child's_bedroom"</text:span>, <text:span text:style-name="T3">"living_room"</text:span>, <text:span text:style-name="T3">"bedroom"</text:span>, <text:span text:style-name="T3">"dining_room"</text:span>, <text:span text:style-name="T3">"pantry"</text:span>, <text:span text:style-name="T3">"garden"</text:span>, <text:span text:style-name="T3">"laundry_room"</text:span>]</text:p>
      <text:p text:style-name="Standard"/>
      <text:p text:style-name="P6">Keep searching until 4 degree of separation<text:line-break/></text:p>
      <text:p text:style-name="Standard">Any paths found between an object and location path needs to be recorded and accessed later. </text:p>
      <text:p text:style-name="Standard"><text:soft-page-break/></text:p>
      <text:p text:style-name="Standard">Exclude foreign languages from being traveled to and being recorded in path. Just english should be considered <text:span text:style-name="T4">for this project</text:span>. </text:p>
      <text:p text:style-name="Standard"/>
      <text:p text:style-name="P3">Please implement a way to view the progress of the program as it is running</text:p>
      <text:p text:style-name="Standard"/>
      <text:p text:style-name="Standard">only the weight of the first edge from the location to the object is to be considered. We should be able to organize and access a path according to the starting location and weight of the first edge. We should also be able to organize <text:span text:style-name="T4">paths </text:span>according to the <text:span text:style-name="T4">end </text:span>object <text:span text:style-name="T4">and the weight of the first edge</text:span>. If an object <text:span text:style-name="T4">in the provided list was</text:span> not added to the path at the end of the search, make a note of it and print a list of objects not found.</text:p>
      <text:p text:style-name="Standard"/>
      <text:p text:style-name="Standard"/>
      <text:p text:style-name="Standard"><text:span text:style-name="T5">Also, I want only certain relations to be considered depending on the degree of separation. Starting from all of the </text:span>locations <text:span text:style-name="T5">in the locations list</text:span> i want to record nodes and relationships via the AtLocation and UsedFor relationships. </text:p>
      <text:p text:style-name="Standard"/>
      <text:p text:style-name="Standard">For the AtLocation relationship, I want to record and visit all of the start nodes if they have not been visited already. If the current term appears on a start node, ignore that node.</text:p>
      <text:p text:style-name="Standard"/>
      <text:p text:style-name="Standard">For the UsedFor relationship, I want to record and visit all of the end nodes if they have not been visited already. If the current term appears on an end node, ignore that node.</text:p>
      <text:p text:style-name="Standard"/>
      <text:p text:style-name="Standard"><text:span text:style-name="T5">Again, e</text:span>nsure that the weights for traveled and recorded nodes and relationships starting from the locations above are recorded. These are the only weights that need to be recorded. Nodes recorded from the locations <text:span text:style-name="T5">list</text:span> via the UsedFor and LocatedAt relations are to be considered to be one degree of separation away. </text:p>
      <text:p text:style-name="Standard"/>
      <text:p text:style-name="Standard">Now once all of the first degree nodes are visited, continue the breadth first search through the other nodes until all the nodes on a fourth degree of separation is visited, only this time searching through the RelatedTo, <text:span text:style-name="T7">synonym </text:span>and IsA relationships. <text:s/></text:p>
      <text:p text:style-name="Standard"/>
      <text:p text:style-name="P5">When searching through the RelatedTo relationship<text:span text:style-name="T5">s</text:span>, you may record and visit both start and end nodes as long as they are not the current term and as long as the nodes have not been visited yet.</text:p>
      <text:p text:style-name="P7"/>
      <text:p text:style-name="P7">When searching through the <text:span text:style-name="T5">Synonym </text:span>relationship<text:span text:style-name="T5">s</text:span>, you may record and visit both start and end nodes as long as they are not the current term and as long as the nodes have not been visited yet.</text:p>
      <text:p text:style-name="P7"/>
      <text:p text:style-name="Standard">For the IsA relationship, I want to record and visit all of the start nodes if they have not been visited already. If the current term appears on a start node, ignore that node.</text:p>
      <text:p text:style-name="Standard"/>
      <text:p text:style-name="Standard">Also throughout the code, ensure that each node is only visited once. That way this prevents us from searching through the nodes/terms on multiple occasions. <text:span text:style-name="T6">Also have it set so that if multiple paths lead to one location, each of those paths can be printed individually</text:span></text:p>
      <text:p text:style-name="Standard"/>
      <text:p text:style-name="Standard">Record all of the data in any file type of your choosing (Json, CSV, etc....)</text:p>
      <text:p text:style-name="Standard"/>
      <text:p text:style-name="Standard"><text:span text:style-name="T6">In essence, once the code is made, I want to</text:span> be able to search for an object like "spoon" for instance, and be able to trace and print all of the ways the object "<text:span text:style-name="T6">s</text:span>poon" connects to each and every location stipulated above. Additionally, I need the code to display the names of the relations linking the two nodes, along with the weight of the connected UsedFor and LocatedAt edges. If you need further clarification, please don't hesitate to ask.</text:p>
      <text:p text:style-name="Standard"><text:soft-page-break/></text:p>
      <text:h text:style-name="P13" text:outline-level="1">Code efficiency ideas .</text:h>
      <text:p text:style-name="P11">Want to end code early, but still save any pertinent files.</text:p>
      <text:p text:style-name="P8"><text:span text:style-name="T8">Want to have old paths memorized and added to new budding paths for quicker implem</text:span><text:span text:style-name="T9">entation</text:span></text:p>
      <text:p text:style-name="P9">Want to then extend the above, but for different locations.</text:p>
      <text:p text:style-name="P12">Only count Related To larger than 1.<text:span text:style-name="T10">5</text:span></text:p>
      <text:p text:style-name="P12">Need to do something about the /n after certain words.</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8T14:19:39.436973507</meta:creation-date>
    <meta:editing-duration>P1DT9H5M57S</meta:editing-duration>
    <meta:editing-cycles>4</meta:editing-cycles>
    <meta:generator>LibreOffice/7.3.7.2$Linux_X86_64 LibreOffice_project/30$Build-2</meta:generator>
    <dc:date>2023-08-11T11:31:04.782240740</dc:date>
    <meta:document-statistic meta:table-count="0" meta:image-count="0" meta:object-count="0" meta:page-count="3" meta:paragraph-count="58" meta:word-count="863" meta:character-count="5628" meta:non-whitespace-character-count="4670"/>
  </office:meta>
</office:document-meta>
</file>